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870" officeooo:paragraph-rsid="0012a870"/>
    </style:style>
    <style:style style:name="P2" style:family="paragraph" style:parent-style-name="Standard">
      <style:text-properties officeooo:rsid="00149da9" officeooo:paragraph-rsid="00149da9"/>
    </style:style>
    <style:style style:name="P3" style:family="paragraph" style:parent-style-name="Standard" style:list-style-name="L1">
      <style:text-properties officeooo:rsid="00149da9" officeooo:paragraph-rsid="00149da9"/>
    </style:style>
    <style:style style:name="P4" style:family="paragraph" style:parent-style-name="Standard" style:list-style-name="L2">
      <style:text-properties fo:font-weight="normal" officeooo:rsid="00149da9" officeooo:paragraph-rsid="00149da9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4cd3c" officeooo:paragraph-rsid="0014cd3c" style:font-weight-asian="normal" style:font-weight-complex="normal"/>
    </style:style>
    <style:style style:name="P6" style:family="paragraph" style:parent-style-name="Standard">
      <style:text-properties fo:font-weight="normal" officeooo:rsid="0014cd3c" officeooo:paragraph-rsid="0014cd3c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4cd3c" officeooo:paragraph-rsid="0014cd3c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4cd3c" officeooo:paragraph-rsid="0014cd3c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4cd3c" officeooo:paragraph-rsid="0014cd3c" style:font-weight-asian="normal" style:font-weight-complex="normal"/>
    </style:style>
    <style:style style:name="P10" style:family="paragraph" style:parent-style-name="Standard" style:list-style-name="L6">
      <style:text-properties fo:font-weight="normal" officeooo:rsid="0014cd3c" officeooo:paragraph-rsid="0014cd3c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4cd3c" officeooo:paragraph-rsid="0014cd3c" style:font-weight-asian="normal" style:font-weight-complex="normal"/>
    </style:style>
    <style:style style:name="P12" style:family="paragraph" style:parent-style-name="Standard">
      <style:text-properties officeooo:rsid="0014cd3c" officeooo:paragraph-rsid="0014cd3c"/>
    </style:style>
    <style:style style:name="P13" style:family="paragraph" style:parent-style-name="Standard" style:list-style-name="L1">
      <style:text-properties officeooo:rsid="0014cd3c" officeooo:paragraph-rsid="0014cd3c"/>
    </style:style>
    <style:style style:name="P14" style:family="paragraph" style:parent-style-name="Standard" style:list-style-name="L6">
      <style:text-properties officeooo:paragraph-rsid="0014cd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d3c"/>
    </style:style>
    <style:style style:name="T3" style:family="text">
      <style:text-properties fo:font-weight="normal" officeooo:rsid="0014cd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IN CODICE INGENNIERI/simpledb – checkist</text:p>
      <text:p text:style-name="P1"/>
      <text:p text:style-name="P2">BASE</text:p>
      <text:list xml:id="list3968960672" text:style-name="L1">
        <text:list-item>
          <text:p text:style-name="P3">Caricamento database (ASSUNZIONE: pathname preso in input)</text:p>
        </text:list-item>
        <text:list-item>
          <text:p text:style-name="P3">Gestione del QUIT, salvataggio delle modifiche, consistenza</text:p>
        </text:list-item>
        <text:list-item>
          <text:p text:style-name="P3">Gestione dei file</text:p>
        </text:list-item>
        <text:list-item>
          <text:p text:style-name="P3">Gestione di tabelle, righe diverse ma sempre almeno una</text:p>
        </text:list-item>
        <text:list-item>
          <text:p text:style-name="P13">Meccanismi di controllo assegnamenti/confronti leciti</text:p>
        </text:list-item>
        <text:list-item>
          <text:p text:style-name="P13">Meccanismi di controllo vincoli di unicità/reference</text:p>
        </text:list-item>
        <text:list-item>
          <text:p text:style-name="P13">Feedback errori</text:p>
        </text:list-item>
      </text:list>
      <text:p text:style-name="P2"/>
      <text:p text:style-name="P2">CREAZIONE TABELLE</text:p>
      <text:p text:style-name="P2"/>
      <text:p text:style-name="P2">Parola chiave <text:span text:style-name="T1">CREATE</text:span></text:p>
      <text:list xml:id="list2149905786" text:style-name="L2">
        <text:list-item>
          <text:p text:style-name="P4">Nome senza spazi sia per tabelle che per attributi</text:p>
        </text:list-item>
        <text:list-item>
          <text:p text:style-name="P5">Ciascun attributo nell’ordine NomeAttributo TIPO VINCOLI_AGGIUNTIVI,</text:p>
        </text:list-item>
        <text:list-item>
          <text:p text:style-name="P4">tipi accettati:</text:p>
          <text:list>
            <text:list-item>
              <text:p text:style-name="P4">int</text:p>
            </text:list-item>
            <text:list-item>
              <text:p text:style-name="P4">float</text:p>
            </text:list-item>
            <text:list-item>
              <text:p text:style-name="P4">char</text:p>
            </text:list-item>
            <text:list-item>
              <text:p text:style-name="P4">text (ovvero String)</text:p>
            </text:list-item>
            <text:list-item>
              <text:p text:style-name="P4">date</text:p>
            </text:list-item>
            <text:list-item>
              <text:p text:style-name="P4">time</text:p>
            </text:list-item>
          </text:list>
        </text:list-item>
        <text:list-item>
          <text:p text:style-name="P4">Chiave primaria:</text:p>
          <text:list>
            <text:list-item>
              <text:p text:style-name="P4">unica per tabella, </text:p>
            </text:list-item>
            <text:list-item>
              <text:p text:style-name="P4">da indicare dopo gli attributi con PRIMARY KEY(attr)</text:p>
            </text:list-item>
            <text:list-item>
              <text:p text:style-name="P4">deve assumere un valore unico per riga</text:p>
            </text:list-item>
          </text:list>
        </text:list-item>
        <text:list-item>
          <text:p text:style-name="P4">Chiave esterna:</text:p>
          <text:list>
            <text:list-item>
              <text:p text:style-name="P4">opzionale </text:p>
            </text:list-item>
            <text:list-item>
              <text:p text:style-name="P4">indicata con FOREIGN KEY(attr1) REFERENCES tabella(attr2)</text:p>
            </text:list-item>
            <text:list-item>
              <text:p text:style-name="P4">il valore di attr1 deve sempre avere un corrispettivo in attr2 contenuto in tabella</text:p>
            </text:list-item>
          </text:list>
        </text:list-item>
        <text:list-item>
          <text:p text:style-name="P4">Comandi aggiuntivi (da specificare dopo il tipo dell’attributo):</text:p>
          <text:list>
            <text:list-item>
              <text:p text:style-name="P4">NOT NULL, un attributo non può essere nullo</text:p>
            </text:list-item>
            <text:list-item>
              <text:p text:style-name="P4">AUTO_INCREMENT:</text:p>
              <text:list>
                <text:list-item>
                  <text:p text:style-name="P4">l’attributo assume l’ultimo valore assegnato +1</text:p>
                </text:list-item>
                <text:list-item>
                  <text:p text:style-name="P4">l’utente può assegnare <text:span text:style-name="T2">manualmente</text:span> un valore ad un attributo AUTO_INCREMENT, in tal caso occorre controllare <text:span text:style-name="T2">vincoli qual’ora presenti (ad esempio se l’attributo è chiave primaria)</text:span></text:p>
                </text:list-item>
                <text:list-item>
                  <text:p text:style-name="P5">Solo su interi</text:p>
                </text:list-item>
              </text:list>
            </text:list-item>
          </text:list>
        </text:list-item>
      </text:list>
      <text:p text:style-name="P6">CANCELLAZIONE TABELLA</text:p>
      <text:p text:style-name="P6"/>
      <text:p text:style-name="P6">Parola chiave: <text:span text:style-name="T1">DROP</text:span></text:p>
      <text:list xml:id="list3163495489" text:style-name="L3">
        <text:list-item>
          <text:p text:style-name="P7">Rimozione del file</text:p>
        </text:list-item>
      </text:list>
      <text:p text:style-name="P6"/>
      <text:p text:style-name="P6"/>
      <text:p text:style-name="P12">INSERIMENTO RECORD<text:line-break/></text:p>
      <text:p text:style-name="P12">Parola chiave: <text:span text:style-name="T1">INSERT INTO</text:span></text:p>
      <text:list xml:id="list3713007700" text:style-name="L4">
        <text:list-item>
          <text:p text:style-name="P8">Sintassi:</text:p>
          <text:list>
            <text:list-item>
              <text:p text:style-name="P8">INSERT INTO tabella(attr1, attr2, …, attrN) VALUES (valAttr1, valAttr2, …, valAttrN);</text:p>
            </text:list-item>
          </text:list>
        </text:list-item>
        <text:list-item>
          <text:p text:style-name="P8">L’ordine della lista di attributi è irrilevante</text:p>
        </text:list-item>
        <text:list-item>
          <text:p text:style-name="P8"><text:soft-page-break/>La lista di valori si riferisce, per ordine, a quella degli attributi</text:p>
        </text:list-item>
      </text:list>
      <text:p text:style-name="P6">CANCELLAZIONE RECORD</text:p>
      <text:p text:style-name="P6"/>
      <text:p text:style-name="P6">Parola chiave: <text:span text:style-name="T1">DELETE</text:span></text:p>
      <text:list xml:id="list2746014777" text:style-name="L5">
        <text:list-item>
          <text:p text:style-name="P9">Sintassi:</text:p>
          <text:list>
            <text:list-item>
              <text:p text:style-name="P9">DELETE FROM tabella WHERE condizione;</text:p>
            </text:list-item>
          </text:list>
        </text:list-item>
        <text:list-item>
          <text:p text:style-name="P9">La condizione è singola e del tipo attributo = valore</text:p>
        </text:list-item>
      </text:list>
      <text:p text:style-name="P6"/>
      <text:p text:style-name="P6">SVUOTARE TABELLA INTERA</text:p>
      <text:p text:style-name="P6"/>
      <text:p text:style-name="P6">Parola chiave: <text:span text:style-name="T1">TRUNCATE</text:span></text:p>
      <text:p text:style-name="P6"><text:span text:style-name="T1"/></text:p>
      <text:p text:style-name="P6">AGGIORNAMENTO RECORD</text:p>
      <text:p text:style-name="P6"/>
      <text:p text:style-name="P6">Parola chiave: <text:span text:style-name="T1">UPDATE</text:span></text:p>
      <text:list xml:id="list2333118340" text:style-name="L6">
        <text:list-item>
          <text:p text:style-name="P14"><text:span text:style-name="T3">Sintassi:</text:span></text:p>
          <text:list>
            <text:list-item>
              <text:p text:style-name="P14"><text:span text:style-name="T3">UPDATE tabella SET lista attributo = valore WHERE condizione;</text:span></text:p>
            </text:list-item>
          </text:list>
        </text:list-item>
        <text:list-item>
          <text:p text:style-name="P10">In SET possono comparire assegnamenti multipli</text:p>
        </text:list-item>
        <text:list-item>
          <text:p text:style-name="P10">La condizione è singola e del tipo attributo = valore</text:p>
        </text:list-item>
      </text:list>
      <text:p text:style-name="P6"/>
      <text:p text:style-name="P6"/>
      <text:p text:style-name="P6">STAMPA</text:p>
      <text:p text:style-name="P6"/>
      <text:p text:style-name="P6">Parola chiave: <text:span text:style-name="T1">SELECT</text:span></text:p>
      <text:list xml:id="list930739931" text:style-name="L7">
        <text:list-item>
          <text:p text:style-name="P11">Sinatassi:</text:p>
          <text:list>
            <text:list-item>
              <text:p text:style-name="P11">SELECT lista attributi FROM tabella WHERE condizione ORDER BY attributo ASC/DESC</text:p>
            </text:list-item>
          </text:list>
        </text:list-item>
        <text:list-item>
          <text:p text:style-name="P11">Lista di attributi della SELECT dall’ordine irrilevante ai fini del risultato</text:p>
        </text:list-item>
        <text:list-item>
          <text:p text:style-name="P11">SELECT * da implementare</text:p>
        </text:list-item>
        <text:list-item>
          <text:p text:style-name="P11">Un’unica tabella nel FROM</text:p>
        </text:list-item>
        <text:list-item>
          <text:p text:style-name="P11">WHERE opzionale</text:p>
        </text:list-item>
        <text:list-item>
          <text:p text:style-name="P11">La condizione del WHERE è singola e del tipo attributo = valore</text:p>
        </text:list-item>
        <text:list-item>
          <text:p text:style-name="P11">ORDER BY opzionale</text:p>
        </text:list-item>
        <text:list-item>
          <text:p text:style-name="P11">ASC → crescente, DESC → decresce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1:32:27.251000000</meta:creation-date>
    <dc:date>2020-06-13T22:23:40.664000000</dc:date>
    <meta:editing-duration>PT50S</meta:editing-duration>
    <meta:editing-cycles>1</meta:editing-cycles>
    <meta:document-statistic meta:table-count="0" meta:image-count="0" meta:object-count="0" meta:page-count="2" meta:paragraph-count="67" meta:word-count="381" meta:character-count="2355" meta:non-whitespace-character-count="2088"/>
    <meta:generator>LibreOffice/5.3.1.2$Windows_x86 LibreOffice_project/e80a0e0fd1875e1696614d24c32df0f95f03deb2</meta:generator>
  </office:meta>
</office:document-meta>
</file>